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64d" officeooo:paragraph-rsid="000ff64d"/>
    </style:style>
    <style:style style:name="P2" style:family="paragraph" style:parent-style-name="Standard">
      <style:text-properties officeooo:rsid="000ff64d" officeooo:paragraph-rsid="00110de4"/>
    </style:style>
    <style:style style:name="P3" style:family="paragraph" style:parent-style-name="Standard">
      <style:text-properties fo:font-size="16pt" fo:font-weight="bold" officeooo:rsid="000ff64d" officeooo:paragraph-rsid="000ff64d" style:font-size-asian="16pt" style:font-weight-asian="bold" style:font-size-complex="16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ff64d" officeooo:paragraph-rsid="000ff64d" fo:background-color="#ffff00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f64d" officeooo:paragraph-rsid="00110de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0de4" officeooo:paragraph-rsid="00110de4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background-color="#ffff00" loext:char-shading-value="0"/>
    </style:style>
    <style:style style:name="T2" style:family="text">
      <style:text-properties officeooo:rsid="00108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When the assigment was given, I saw it as an easy task due to the little javascript skill I had,But when it was time to get the job done <text:s/>thats when I realised that the assignment required critical thinking .</text:p>
      <text:p text:style-name="P1"><text:s/>The assignment given was to : <text:s text:c="4"/>{<text:span text:style-name="T1">Write a simple routine in JavaScript, that:</text:span></text:p>
      <text:p text:style-name="P4">Accepts a name of any animal from a user Checks if the name given is in a list of animals,</text:p>
      <text:p text:style-name="P1"><text:span text:style-name="T1">Gives a response to the user, if the name is there or not </text:span><text:s text:c="2"/>} <text:s/></text:p>
      <text:p text:style-name="P2"><text:s/><text:span text:style-name="T2">This little question required a little critical thinking to solve it but due to my over confidence thinking it was a cheap asignment I wasted more time than the average guy who is good in javascript in solving the question , At first it my code was <text:s/>working perfectly after adding just two line of code everything just stopped working I had to use console.log() which programmers use for debugging in other to find out were the bug was coming from .</text:span></text:p>
      <text:p text:style-name="P5"><text:span text:style-name="T2">Actually what Ilearnt from this </text:span></text:p>
      <text:p text:style-name="P6">1. console.log() is an important method to debug for upcoming beginer programmers</text:p>
      <text:p text:style-name="P6">2.Never Underestimate any question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6pt" fo:font-weight="bold" officeooo:rsid="000ff64d" officeooo:paragraph-rsid="000ff64d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W I WAS ABLE TO SOLVE CAT AND DOG ASSIGNMENT GIVEN TO US BY CLASS FASCILITATOR MR. DIMGBA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8:44:27.466963392</meta:creation-date>
    <dc:date>2018-04-29T19:38:54.890690781</dc:date>
    <meta:editing-duration>PT1M15S</meta:editing-duration>
    <meta:editing-cycles>1</meta:editing-cycles>
    <meta:document-statistic meta:table-count="0" meta:image-count="0" meta:object-count="0" meta:page-count="1" meta:paragraph-count="9" meta:word-count="208" meta:character-count="1131" meta:non-whitespace-character-count="916"/>
    <meta:generator>LibreOffice/5.1.6.2$Linux_X86_64 LibreOffice_project/10m0$Build-2</meta:generator>
  </office:meta>
</office:document-meta>
</file>